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00000000A0000000A55FED2B9C604A8DC.gif" manifest:media-type="image/gif"/>
  <manifest:file-entry manifest:full-path="Pictures/100002000000000C0000000CBA1F1D55E72D08A8.gif" manifest:media-type="image/gif"/>
  <manifest:file-entry manifest:full-path="Pictures/100002000000000B0000000B2B6F113E8181E9CC.gif" manifest:media-type="image/gif"/>
  <manifest:file-entry manifest:full-path="Pictures/1000020000000010000000104DEE7EB8AC5B475D.gif" manifest:media-type="image/gif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ebdings" svg:font-family="Webdings" style:font-adornments="Normal" style:font-charset="x-symbol"/>
    <style:font-face style:name="Wingdings" svg:font-family="Wingdings" style:font-adornments="Normal" style:font-charset="x-symbol"/>
    <style:font-face style:name="StarSymbol" svg:font-family="StarSymbol"/>
    <style:font-face style:name="Lucida Sans1" svg:font-family="'Lucida Sans'" style:font-family-generic="swiss"/>
    <style:font-face style:name="Lucida Console" svg:font-family="'Lucida Console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variant="small-caps" officeooo:rsid="00097a2c" officeooo:paragraph-rsid="00097a2c"/>
    </style:style>
    <style:style style:name="P2" style:family="paragraph" style:parent-style-name="Standard">
      <style:text-properties fo:font-weight="bold" officeooo:rsid="00097a2c" officeooo:paragraph-rsid="000acbc3" style:font-weight-asian="bold" style:font-weight-complex="bold"/>
    </style:style>
    <style:style style:name="P3" style:family="paragraph" style:parent-style-name="Standard">
      <style:text-properties fo:font-weight="bold" officeooo:rsid="00097a2c" officeooo:paragraph-rsid="000bdac4" style:font-weight-asian="bold" style:font-weight-complex="bold"/>
    </style:style>
    <style:style style:name="P4" style:family="paragraph" style:parent-style-name="Standard">
      <style:text-properties fo:font-weight="normal" officeooo:rsid="00097a2c" officeooo:paragraph-rsid="000acbc3" style:font-weight-asian="normal" style:font-weight-complex="normal"/>
    </style:style>
    <style:style style:name="P5" style:family="paragraph" style:parent-style-name="Standard">
      <loext:graphic-properties draw:fill="solid" draw:fill-color="#72e400"/>
      <style:paragraph-properties fo:margin-left="3cm" fo:margin-right="3cm" fo:text-align="center" style:justify-single-word="false" fo:text-indent="0cm" style:auto-text-indent="false" fo:background-color="#72e400" style:shadow="#62c400 0.176cm -0.176cm"/>
      <style:text-properties officeooo:rsid="00097a2c" officeooo:paragraph-rsid="00097a2c"/>
    </style:style>
    <style:style style:name="P6" style:family="paragraph" style:parent-style-name="Standard" style:list-style-name="L1">
      <style:text-properties fo:font-weight="normal" officeooo:rsid="00097a2c" officeooo:paragraph-rsid="000acbc3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097a2c" officeooo:paragraph-rsid="000acbc3" style:font-weight-asian="normal" style:font-weight-complex="normal"/>
    </style:style>
    <style:style style:name="P8" style:family="paragraph" style:parent-style-name="Standard" style:list-style-name="L3">
      <style:text-properties fo:font-weight="normal" officeooo:rsid="00097a2c" officeooo:paragraph-rsid="000bdac4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097a2c" officeooo:paragraph-rsid="000acbc3" style:font-weight-asian="normal" style:font-weight-complex="normal"/>
    </style:style>
    <style:style style:name="P10" style:family="paragraph" style:parent-style-name="Standard" style:list-style-name="L4">
      <style:text-properties fo:font-weight="normal" officeooo:rsid="00097a2c" officeooo:paragraph-rsid="000acbc3" style:font-weight-asian="normal" style:font-weight-complex="normal"/>
    </style:style>
    <style:style style:name="P11" style:family="paragraph" style:parent-style-name="Standard" style:list-style-name="L5">
      <style:text-properties fo:font-weight="normal" officeooo:rsid="00097a2c" officeooo:paragraph-rsid="000bdac4" style:font-weight-asian="normal" style:font-weight-complex="normal"/>
    </style:style>
    <style:style style:name="P12" style:family="paragraph" style:parent-style-name="Standard">
      <style:text-properties fo:font-weight="normal" officeooo:rsid="00097a2c" officeooo:paragraph-rsid="000bdac4" style:font-weight-asian="normal" style:font-weight-complex="normal"/>
    </style:style>
    <style:style style:name="P13" style:family="paragraph" style:parent-style-name="Standard" style:list-style-name="L6">
      <style:text-properties fo:font-weight="normal" officeooo:rsid="00097a2c" officeooo:paragraph-rsid="000bdac4" style:font-weight-asian="normal" style:font-weight-complex="normal"/>
    </style:style>
    <style:style style:name="P14" style:family="paragraph" style:parent-style-name="Standard" style:list-style-name="L7">
      <style:text-properties fo:font-weight="normal" officeooo:rsid="00097a2c" officeooo:paragraph-rsid="000e772d" style:font-weight-asian="normal" style:font-weight-complex="normal"/>
    </style:style>
    <style:style style:name="P15" style:family="paragraph" style:parent-style-name="Standard" style:list-style-name="L5"/>
    <style:style style:name="P16" style:family="paragraph" style:parent-style-name="Standard">
      <style:text-properties fo:font-weight="bold" officeooo:rsid="00097a2c" officeooo:paragraph-rsid="000e772d" style:font-weight-asian="bold" style:font-weight-complex="bold"/>
    </style:style>
    <style:style style:name="T1" style:family="text">
      <style:text-properties officeooo:rsid="000acbc3"/>
    </style:style>
    <style:style style:name="T2" style:family="text">
      <style:text-properties officeooo:rsid="000e772d"/>
    </style:style>
    <text:list-style style:name="L1">
      <text:list-level-style-bullet text:level="1" text:style-name="Bullet_20_Symbols" text:bullet-char="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Lucida Conso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image text:level="1" xlink:href="Pictures/100002000000000A0000000A55FED2B9C604A8DC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">
        <style:list-level-properties text:list-level-position-and-space-mode="label-alignment">
          <style:list-level-label-alignment text:label-followed-by="listtab" text:list-tab-stop-position="1.24cm" fo:text-indent="-0.635cm" fo:margin-left="1.27cm"/>
        </style:list-level-properties>
        <style:text-properties style:font-name="Webdings"/>
      </text:list-level-style-bullet>
      <text:list-level-style-number text:level="2" text:style-name="Numbering_20_Symbols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image text:level="3" xlink:href="Pictures/100002000000000C0000000CBA1F1D55E72D08A8.gif" xlink:type="simple" xlink:show="embed" xlink:actuate="onLoad">
        <style:list-level-properties text:list-level-position-and-space-mode="label-alignment" style:vertical-pos="middle" style:vertical-rel="line" fo:width="0.318cm" fo:height="0.318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B0000000B2B6F113E8181E9CC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6">
      <text:list-level-style-number text:level="1" text:style-name="Numbering_20_Symbols" style:num-prefix="-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image text:level="3" xlink:href="Pictures/100002000000000A0000000A55FED2B9C604A8DC.gif" xlink:type="simple" xlink:show="embed" xlink:actuate="onLoad">
        <style:list-level-properties text:list-level-position-and-space-mode="label-alignment" style:vertical-pos="bottom" style:vertical-rel="baseline" fo:width="0.265cm" fo:height="0.265cm">
          <style:list-level-label-alignment text:label-followed-by="listtab" text:list-tab-stop-position="2.54cm" fo:text-indent="-0.635cm" fo:margin-left="2.54cm"/>
        </style:list-level-properties>
      </text:list-level-style-image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image text:level="10" xlink:href="Pictures/100002000000000A0000000A55FED2B9C604A8DC.gif" xlink:type="simple" xlink:show="embed" xlink:actuate="onLoad">
        <style:list-level-properties text:list-level-position-and-space-mode="label-alignment" style:vertical-pos="bottom" style:vertical-rel="baseline" fo:width="0.265cm" fo:height="0.26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7">
      <text:list-level-style-bullet text:level="1" text:style-name="Bullet_20_Symbols" text:bullet-char="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image text:level="2" xlink:href="Pictures/1000020000000010000000104DEE7EB8AC5B475D.gif" xlink:type="simple" xlink:show="embed" xlink:actuate="onLoad">
        <style:list-level-properties text:list-level-position-and-space-mode="label-alignment" style:vertical-pos="bottom" style:vertical-rel="baseline" fo:width="0.423cm" fo:height="0.423cm">
          <style:list-level-label-alignment text:label-followed-by="listtab" text:list-tab-stop-position="1.905cm" fo:text-indent="-0.635cm" fo:margin-left="1.905cm"/>
        </style:list-level-properties>
      </text:list-level-style-image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 text:c="52"/>Numeración y Viñetas…</text:p>
      <text:p text:style-name="P2">Viñetas </text:p>
      <text:list xml:id="list3827076611" text:style-name="L1">
        <text:list-item>
          <text:p text:style-name="P6">Procesadores de texto </text:p>
        </text:list-item>
        <text:list-item>
          <text:p text:style-name="P6">Hojas de cálculo </text:p>
        </text:list-item>
        <text:list-item>
          <text:p text:style-name="P6">Bases de datos </text:p>
        </text:list-item>
        <text:list-item>
          <text:p text:style-name="P6">Editor de presentaciones </text:p>
        </text:list-item>
      </text:list>
      <text:p text:style-name="P2">Tipos de numeración</text:p>
      <text:list xml:id="list3318060859" text:style-name="L2">
        <text:list-item>
          <text:p text:style-name="P7">Introducción a aplicaciones</text:p>
        </text:list-item>
        <text:list-item>
          <text:p text:style-name="P7">Procesadores de texto.</text:p>
        </text:list-item>
        <text:list-item>
          <text:p text:style-name="P7">Procesadores de texto (avanzado).</text:p>
        </text:list-item>
        <text:list-item>
          <text:p text:style-name="P7">Hojas de cálculo.</text:p>
        </text:list-item>
        <text:list-item>
          <text:p text:style-name="P7">Hojas de cálculo (avanzado).</text:p>
        </text:list-item>
        <text:list-item>
          <text:p text:style-name="P7">Presentación con diapositivas.</text:p>
        </text:list-item>
        <text:list-item>
          <text:p text:style-name="P7">Conceptos de bases de datos.</text:p>
        </text:list-item>
        <text:list-item>
          <text:p text:style-name="P7">Bases de datos. Access.</text:p>
        </text:list-item>
        <text:list-item>
          <text:p text:style-name="P7">Correo y agenda electrónica</text:p>
        </text:list-item>
        <text:list-item>
          <text:p text:style-name="P7">Imagen digital.</text:p>
        </text:list-item>
        <text:list-item>
          <text:p text:style-name="P7">Video digital.</text:p>
        </text:list-item>
      </text:list>
      <text:p text:style-name="P3"><text:s/>Esquemas (número, letra y letras latinas) </text:p>
      <text:list xml:id="list3667412780" text:style-name="L3">
        <text:list-item>
          <text:p text:style-name="P8">Instalación de aplicaciones.</text:p>
          <text:list>
            <text:list-item>
              <text:p text:style-name="P9"><text:s/>Tipos de aplicaciones ofimáticas. </text:p>
            </text:list-item>
            <text:list-item>
              <text:p text:style-name="P9">Instalación estándar, mínima y personalizada.</text:p>
              <text:list>
                <text:list-item>
                  <text:p text:style-name="P9">Paquetes informáticos y Suites.</text:p>
                </text:list-item>
              </text:list>
            </text:list-item>
          </text:list>
        </text:list-item>
        <text:list-item>
          <text:p text:style-name="P9">Tipos de licencias software.</text:p>
          <text:list>
            <text:list-item>
              <text:p text:style-name="P9">Software libre y propietario, Copyright y copyleft. </text:p>
            </text:list-item>
          </text:list>
        </text:list-item>
        <text:list-item>
          <text:p text:style-name="P9">Necesidades de los entornos de explotación.</text:p>
          <text:list>
            <text:list-item>
              <text:p text:style-name="P9">Procedimientos de instalación y configuración. </text:p>
              <text:list>
                <text:list-item>
                  <text:p text:style-name="P9">Requisitos mínimos y óptimos.</text:p>
                </text:list-item>
                <text:list-item>
                  <text:p text:style-name="P9">Configuración de la aplicación.</text:p>
                </text:list-item>
                <text:list-item>
                  <text:p text:style-name="P9">Añadir y eliminar componentes.</text:p>
                </text:list-item>
              </text:list>
            </text:list-item>
          </text:list>
        </text:list-item>
      </text:list>
      <text:p text:style-name="P2">Imágenes </text:p>
      <text:list xml:id="list1737643624" text:style-name="L4">
        <text:list-item>
          <text:p text:style-name="P10">Ordenador personal. </text:p>
        </text:list-item>
        <text:list-item>
          <text:p text:style-name="P10">Pendrive </text:p>
        </text:list-item>
        <text:list-item>
          <text:p text:style-name="P10">Material fungible. </text:p>
        </text:list-item>
      </text:list>
      <text:p text:style-name="P4"/>
      <text:list xml:id="list1605659279" text:style-name="L5">
        <text:list-header>
          <text:p text:style-name="P11"><text:soft-page-break/></text:p>
          <text:p text:style-name="P15">Personalización de viñetas</text:p>
        </text:list-header>
        <text:list-item>
          <text:p text:style-name="P11">Informática básica </text:p>
          <text:list>
            <text:list-item>
              <text:p text:style-name="P11">Componentes físicos de la computadora</text:p>
              <text:list>
                <text:list-item>
                  <text:p text:style-name="P11"><text:s/>Unidad Central de Proceso</text:p>
                </text:list-item>
                <text:list-item>
                  <text:p text:style-name="P11"><text:s/>Buses</text:p>
                </text:list-item>
                <text:list-item>
                  <text:p text:style-name="P11"><text:s/>La memoria</text:p>
                </text:list-item>
                <text:list-item>
                  <text:p text:style-name="P11">Periféricos </text:p>
                </text:list-item>
              </text:list>
            </text:list-item>
            <text:list-item>
              <text:p text:style-name="P11">Componentes software</text:p>
              <text:list>
                <text:list-item>
                  <text:p text:style-name="P11"><text:s/>Software de aplicación.</text:p>
                </text:list-item>
                <text:list-item>
                  <text:p text:style-name="P11"><text:s/>Software básico </text:p>
                </text:list-item>
              </text:list>
            </text:list-item>
          </text:list>
        </text:list-item>
      </text:list>
      <text:p text:style-name="P3">Modificación de opciones de nivel</text:p>
      <text:list xml:id="list1941317625" text:style-name="L6">
        <text:list-item>
          <text:p text:style-name="P13">Diseño y edición de documentos</text:p>
          <text:list>
            <text:list-item>
              <text:p text:style-name="P13">Menú de configuración permanente</text:p>
            </text:list-item>
            <text:list-item>
              <text:p text:style-name="P13">Formato de documento </text:p>
              <text:list>
                <text:list-item>
                  <text:p text:style-name="P13">Formato de línea </text:p>
                </text:list-item>
                <text:list-item>
                  <text:p text:style-name="P13">Formato de elementos de página </text:p>
                </text:list-item>
                <text:list-item>
                  <text:p text:style-name="P13">Formato de página</text:p>
                </text:list-item>
              </text:list>
            </text:list-item>
            <text:list-item>
              <text:p text:style-name="P13">Formato de párrafo </text:p>
              <text:list>
                <text:list-item>
                  <text:p text:style-name="P13">Formato de carácter </text:p>
                </text:list-item>
              </text:list>
            </text:list-item>
          </text:list>
        </text:list-item>
      </text:list>
      <text:p text:style-name="P12"/>
      <text:p text:style-name="P16">Miscelánea</text:p>
      <text:list xml:id="list126102329" text:style-name="L7">
        <text:list-item>
          <text:p text:style-name="P14">Componentes hardware</text:p>
          <text:list>
            <text:list-item>
              <text:p text:style-name="P14">Hardware básico</text:p>
              <text:list>
                <text:list-item>
                  <text:p text:style-name="P14">Microprocesador </text:p>
                </text:list-item>
                <text:list-item>
                  <text:p text:style-name="P14"><text:span text:style-name="T2">M</text:span>emoria </text:p>
                </text:list-item>
                <text:list-item>
                  <text:p text:style-name="P14">Almacenamiento</text:p>
                </text:list-item>
              </text:list>
            </text:list-item>
            <text:list-item>
              <text:p text:style-name="P14">Hardware de expansión</text:p>
              <text:list>
                <text:list-item>
                  <text:p text:style-name="P14">Gráfica </text:p>
                </text:list-item>
                <text:list-item>
                  <text:p text:style-name="P14">Red</text:p>
                </text:list-item>
                <text:list-item>
                  <text:p text:style-name="P14">Sonido</text:p>
                </text:list-item>
              </text:list>
            </text:list-item>
          </text:list>
        </text:list-item>
        <text:list-item>
          <text:p text:style-name="P14">Componentes software </text:p>
          <text:list>
            <text:list-item>
              <text:p text:style-name="P14">Básico</text:p>
              <text:list>
                <text:list-item>
                  <text:p text:style-name="P14">Sistema Operativo </text:p>
                </text:list-item>
              </text:list>
            </text:list-item>
            <text:list-item>
              <text:p text:style-name="P14">Aplicación</text:p>
              <text:list>
                <text:list-item>
                  <text:p text:style-name="P14">Microsoft Office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ebdings" svg:font-family="Webdings" style:font-adornments="Normal" style:font-charset="x-symbol"/>
    <style:font-face style:name="Wingdings" svg:font-family="Wingdings" style:font-adornments="Normal" style:font-charset="x-symbol"/>
    <style:font-face style:name="StarSymbol" svg:font-family="StarSymbol"/>
    <style:font-face style:name="Lucida Sans1" svg:font-family="'Lucida Sans'" style:font-family-generic="swiss"/>
    <style:font-face style:name="Lucida Console" svg:font-family="'Lucida Console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small-caps" officeooo:rsid="00097a2c" officeooo:paragraph-rsid="00097a2c"/>
    </style:style>
    <style:style style:name="MT1" style:family="text">
      <style:text-properties officeooo:rsid="000acbc3"/>
    </style:style>
    <style:page-layout style:name="Mpm1">
      <style:page-layout-properties fo:page-width="14.801cm" fo:page-height="21.001cm" style:num-format="1" style:print-orientation="portrait" fo:margin-top="1cm" fo:margin-bottom="1cm" fo:margin-left="1cm" fo:margin-right="1cm" fo:border-top="0.51pt solid #00a933" fo:border-bottom="none" fo:border-left="none" fo:border-right="0.51pt solid #00a933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aime Molina Gr<text:span text:style-name="MT1">a</text:span>nanados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7T13:09:10.888000000</meta:creation-date>
    <dc:date>2019-10-08T09:09:08.234000000</dc:date>
    <meta:editing-duration>PT18M46S</meta:editing-duration>
    <meta:editing-cycles>3</meta:editing-cycles>
    <meta:generator>LibreOffice/6.3.2.2$Windows_X86_64 LibreOffice_project/98b30e735bda24bc04ab42594c85f7fd8be07b9c</meta:generator>
    <meta:document-statistic meta:table-count="0" meta:image-count="0" meta:object-count="0" meta:page-count="2" meta:paragraph-count="70" meta:word-count="264" meta:character-count="1699" meta:non-whitespace-character-count="1474"/>
  </office:meta>
</office:document-meta>
</file>